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text-properties style:font-name="Ubuntu" fo:font-size="12pt" fo:font-weight="normal" officeooo:paragraph-rsid="000378ee" style:font-size-asian="12pt" style:font-size-complex="12pt"/>
    </style:style>
    <style:style style:name="P2" style:family="paragraph" style:parent-style-name="Normal">
      <style:text-properties style:font-name="Ubuntu" fo:font-size="12pt" style:text-underline-style="solid" style:text-underline-width="auto" style:text-underline-color="font-color" fo:font-weight="normal" officeooo:paragraph-rsid="000378ee" style:font-size-asian="12pt" style:font-size-complex="12pt"/>
    </style:style>
    <style:style style:name="P3" style:family="paragraph" style:parent-style-name="Normal">
      <style:paragraph-properties fo:text-align="center" style:justify-single-word="false"/>
      <style:text-properties style:font-name="Ubuntu" fo:font-size="24pt" fo:font-weight="bold" officeooo:paragraph-rsid="000378ee" style:font-size-asian="24pt" style:font-weight-asian="bold" style:font-size-complex="24pt" style:font-weight-complex="bold"/>
    </style:style>
    <style:style style:name="T1" style:family="text">
      <style:text-properties officeooo:rsid="001a800c"/>
    </style:style>
    <style:style style:name="T2" style:family="text">
      <style:text-properties officeooo:rsid="001926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AD Conexión</text:p>
      <text:p text:style-name="P1"/>
      <text:p text:style-name="P1">TAD Conexión (Crea y Conecta los involucrados en la red),</text:p>
      <text:p text:style-name="P1"/>
      <text:p text:style-name="P2"><text:span text:style-name="T2">Nombre de Funciones - </text:span>Operaciones:</text:p>
      <text:p text:style-name="P1"/>
      <text:p text:style-name="P1">char * FormatearNombre( char * Palabra):</text:p>
      <text:p text:style-name="P1">Funcion que organiza la palabra ingresada, * palabra es la palabra ingresada en el comando, return el nombre formateado primera en Mayúscula y las demás en minúsculas</text:p>
      <text:p text:style-name="P1"/>
      <text:p text:style-name="P1">void obtenerDatosRed(char* IP, int *Puerto, char * confRed):</text:p>
      <text:p text:style-name="P1">Funcion que obtiene IP y Puerto de la red de servicios., char * IP es la dirección de IP que identifica la interfaz de red, char * Puerto es el puerto de comunicación, char * confRed el archivo de configuracion de red, return * red puntero al archivo de configuración de red.</text:p>
      <text:p text:style-name="P1"/>
      <text:p text:style-name="P1">int CrearSocketServer(char * confRed):</text:p>
      <text:p text:style-name="P1">Funcion que crea el Socket de comunicación tipo Servidor, * confRed es el puntero del archivo de configuración del Servidor, return un int server formateado para la conexión.</text:p>
      <text:p text:style-name="P1"/>
      <text:p text:style-name="P1">int CrearSocketCliente(char * confRed):</text:p>
      <text:p text:style-name="P1">Funcion que crea el Socket de comunicación tipo Cliente, param * confRed es el puntero al archivo de configuración del Cliente, return un int cliente formateado para la conexión.</text:p>
      <text:p text:style-name="P2"/>
      <text:p text:style-name="P1">int conectarEstacion(char * confRed):</text:p>
      <text:p text:style-name="P1">Funcion que crea la Conexión de la Estación, param * confRed es el puntero del archivo de configuración del Servidor, return int cliente formateado para la conexión.</text:p>
      <text:p text:style-name="P1"/>
      <text:p text:style-name="P1">void obtenerConfRed(char * nombreEstacion , char * archConfigRed):</text:p>
      <text:p text:style-name="P1"><text:span text:style-name="T1">Funcion que </text:span>Obtiene el nombre del archivo de conf de Red según el nombre de la estación a conectarse, param * nombreEstacion puntero al argumento con el nombre de la estación a conectarse, param * archConfigRed puntero a char donde se va a guardar el nombre del archivo de conf de r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>
      <style:paragraph-properties fo:orphans="2" fo:widows="2" style:writing-mode="lr-tb"/>
      <style:text-properties style:font-name="Liberation Serif1" fo:font-family="'Liberation Serif'" fo:font-size="12pt" fo:language="es" fo:country="A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00:21:28.338598631</meta:creation-date>
    <dc:date>2019-11-12T00:22:07.717154216</dc:date>
    <meta:editing-duration>PT39S</meta:editing-duration>
    <meta:editing-cycles>1</meta:editing-cycles>
    <meta:document-statistic meta:table-count="0" meta:image-count="0" meta:object-count="0" meta:page-count="1" meta:paragraph-count="15" meta:word-count="266" meta:character-count="1626" meta:non-whitespace-character-count="1375"/>
    <meta:generator>LibreOffice/6.0.7.3$Linux_X86_64 LibreOffice_project/00m0$Build-3</meta:generator>
  </office:meta>
</office:document-meta>
</file>